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"Argent
Forest"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~~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~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~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"antimagic"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"STS"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03T12:49:22+02:00</meta:creation-date>
    <dc:date>2020-05-03T12:49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